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757" officeooo:paragraph-rsid="00026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c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5:43:47.272529651</meta:creation-date>
    <dc:date>2020-09-10T15:44:01.403403942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4.2.2$Linux_X86_64 LibreOffice_project/40$Build-2</meta:generator>
  </office:meta>
</office:document-meta>
</file>